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A600000053EF4C3B9CB5D6CEF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" svg:font-family="'Lohit Devanagari'"/>
    <style:font-face style:name="Segoe UI Symbol" svg:font-family="'Segoe UI Symbol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784cm" fo:margin-left="0.009cm" fo:margin-top="0cm" fo:margin-bottom="0cm" table:align="left" style:writing-mode="lr-tb"/>
    </style:style>
    <style:style style:name="Таблица1.A" style:family="table-column">
      <style:table-column-properties style:column-width="0.915cm"/>
    </style:style>
    <style:style style:name="Таблица1.B" style:family="table-column">
      <style:table-column-properties style:column-width="1.997cm"/>
    </style:style>
    <style:style style:name="Таблица1.C" style:family="table-column">
      <style:table-column-properties style:column-width="1.319cm"/>
    </style:style>
    <style:style style:name="Таблица1.D" style:family="table-column">
      <style:table-column-properties style:column-width="1.653cm"/>
    </style:style>
    <style:style style:name="Таблица1.E" style:family="table-column">
      <style:table-column-properties style:column-width="3.537cm"/>
    </style:style>
    <style:style style:name="Таблица1.F" style:family="table-column">
      <style:table-column-properties style:column-width="2.806cm"/>
    </style:style>
    <style:style style:name="Таблица1.G" style:family="table-column">
      <style:table-column-properties style:column-width="6.555cm"/>
    </style:style>
    <style:style style:name="Таблица1.1" style:family="table-row">
      <style:table-row-properties style:min-row-height="0.829cm" fo:keep-together="auto"/>
    </style:style>
    <style:style style:name="Таблица1.A1" style:family="table-cell">
      <style:table-cell-properties fo:padding-left="0.185cm" fo:padding-right="0.118cm" fo:padding-top="0.021cm" fo:padding-bottom="0cm" fo:border="0.5pt solid #000000"/>
    </style:style>
    <style:style style:name="Таблица1.2" style:family="table-row">
      <style:table-row-properties style:min-row-height="2.048cm" fo:keep-together="auto"/>
    </style:style>
    <style:style style:name="P1" style:family="paragraph" style:parent-style-name="List_20_Paragraph">
      <style:paragraph-properties fo:margin-left="0cm" fo:margin-right="0.423cm" fo:line-height="91%" fo:text-indent="-0.018cm" style:auto-text-indent="false"/>
    </style:style>
    <style:style style:name="P2" style:family="paragraph" style:parent-style-name="List_20_Paragraph">
      <style:paragraph-properties fo:margin-left="0cm" fo:margin-right="0.423cm" fo:line-height="91%" fo:text-indent="-0.018cm" style:auto-text-indent="false"/>
      <style:text-properties officeooo:rsid="000b0e72" officeooo:paragraph-rsid="000b0e72"/>
    </style:style>
    <style:style style:name="P3" style:family="paragraph" style:parent-style-name="Paragraph-default-2" style:master-page-name="Standard">
      <style:paragraph-properties fo:margin-left="0.6cm" fo:margin-right="0cm" fo:margin-top="0cm" fo:margin-bottom="0cm" loext:contextual-spacing="false" fo:line-height="108%" fo:text-indent="0cm" style:auto-text-indent="false" style:page-number="auto"/>
    </style:style>
    <style:style style:name="P4" style:family="paragraph" style:parent-style-name="Paragraph-default-2">
      <style:paragraph-properties fo:margin-left="0.132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5" style:family="paragraph" style:parent-style-name="Paragraph-default-2">
      <style:paragraph-properties fo:margin-left="5.196cm" fo:margin-right="0cm" fo:margin-top="0cm" fo:margin-bottom="0.005cm" loext:contextual-spacing="false" fo:line-height="110%" fo:text-indent="-0.018cm" style:auto-text-indent="false"/>
    </style:style>
    <style:style style:name="P6" style:family="paragraph" style:parent-style-name="Paragraph-default-2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7" style:family="paragraph" style:parent-style-name="Paragraph-default-2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8" style:family="paragraph" style:parent-style-name="Paragraph-default-2">
      <style:paragraph-properties fo:margin-left="0cm" fo:margin-right="0cm" fo:margin-top="0cm" fo:margin-bottom="0cm" loext:contextual-spacing="false" fo:line-height="106%" fo:text-indent="0cm" style:auto-text-indent="false"/>
    </style:style>
    <style:style style:name="P9" style:family="paragraph" style:parent-style-name="Paragraph-default-2">
      <style:paragraph-properties fo:margin-left="0cm" fo:margin-right="0cm" fo:margin-top="0cm" fo:margin-bottom="0cm" loext:contextual-spacing="false" fo:line-height="106%" fo:text-indent="0cm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10" style:family="paragraph" style:parent-style-name="Paragraph-default-2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writing-mode="lr-tb"/>
    </style:style>
    <style:style style:name="P11" style:family="paragraph" style:parent-style-name="Paragraph-default-2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writing-mode="lr-tb"/>
      <style:text-properties fo:color="#000000" style:font-name="Segoe UI" fo:font-size="11pt" fo:language="en" fo:country="US" style:font-size-asian="11pt" style:font-size-complex="11pt"/>
    </style:style>
    <style:style style:name="P12" style:family="paragraph" style:parent-style-name="Paragraph-default-2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writing-mode="lr-tb"/>
      <style:text-properties fo:color="#000000" style:font-name="inherit" fo:font-size="12pt" fo:language="en" fo:country="US" style:font-size-asian="12pt"/>
    </style:style>
    <style:style style:name="P13" style:family="paragraph" style:parent-style-name="Paragraph-default-2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font-name="Segoe UI" fo:language="en" fo:country="US"/>
    </style:style>
    <style:style style:name="P14" style:family="paragraph" style:parent-style-name="Paragraph-default-2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font-name="Calibri" fo:font-size="10pt" style:font-name-asian="F" style:font-size-asian="10pt" style:font-name-complex="F" style:font-size-complex="10pt"/>
    </style:style>
    <style:style style:name="P15" style:family="paragraph" style:parent-style-name="Paragraph-default-2">
      <style:paragraph-properties fo:margin-left="0cm" fo:margin-right="0cm" fo:margin-top="0cm" fo:margin-bottom="0.009cm" loext:contextual-spacing="false" fo:line-height="108%" fo:text-indent="0cm" style:auto-text-indent="false">
        <style:tab-stops>
          <style:tab-stop style:position="9.426cm" style:type="center"/>
          <style:tab-stop style:position="14.399cm" style:type="center"/>
        </style:tab-stops>
      </style:paragraph-properties>
    </style:style>
    <style:style style:name="P16" style:family="paragraph" style:parent-style-name="Paragraph-default-2">
      <style:paragraph-properties fo:margin-left="0cm" fo:margin-right="0cm" fo:margin-top="0cm" fo:margin-bottom="0.016cm" loext:contextual-spacing="false" fo:line-height="108%" fo:text-indent="0cm" style:auto-text-indent="false"/>
    </style:style>
    <style:style style:name="P17" style:family="paragraph" style:parent-style-name="Paragraph-default-2">
      <style:paragraph-properties fo:margin-left="0cm" fo:margin-right="0cm" fo:margin-top="0cm" fo:margin-bottom="0.025cm" loext:contextual-spacing="false" fo:line-height="108%" fo:text-indent="0cm" style:auto-text-indent="false"/>
    </style:style>
    <style:style style:name="P18" style:family="paragraph" style:parent-style-name="Paragraph-default-2">
      <style:paragraph-properties fo:margin-left="0.018cm" fo:margin-right="1.099cm" fo:margin-top="0cm" fo:margin-bottom="0.009cm" loext:contextual-spacing="false" fo:line-height="108%" fo:text-align="end" style:justify-single-word="false" fo:text-indent="-0.018cm" style:auto-text-indent="false"/>
    </style:style>
    <style:style style:name="P19" style:family="paragraph" style:parent-style-name="Paragraph-default-2">
      <style:paragraph-properties fo:margin-left="3.745cm" fo:margin-right="0cm" fo:margin-top="0cm" fo:margin-bottom="0.011cm" loext:contextual-spacing="false" fo:line-height="108%" fo:text-align="center" style:justify-single-word="false" fo:text-indent="0cm" style:auto-text-indent="false"/>
    </style:style>
    <style:style style:name="P20" style:family="paragraph" style:parent-style-name="Paragraph-default-2">
      <style:paragraph-properties fo:margin-left="8.479cm" fo:margin-right="0cm" fo:margin-top="0cm" fo:margin-bottom="0.005cm" loext:contextual-spacing="false" fo:line-height="110%" fo:text-indent="-0.018cm" style:auto-text-indent="false"/>
    </style:style>
    <style:style style:name="P21" style:family="paragraph" style:parent-style-name="Paragraph-default-2">
      <style:paragraph-properties fo:margin-left="0.018cm" fo:margin-right="0.905cm" fo:margin-top="0cm" fo:margin-bottom="0.009cm" loext:contextual-spacing="false" fo:line-height="108%" fo:text-align="end" style:justify-single-word="false" fo:text-indent="-0.018cm" style:auto-text-indent="false"/>
    </style:style>
    <style:style style:name="P22" style:family="paragraph" style:parent-style-name="Paragraph-default-2">
      <style:paragraph-properties fo:margin-left="0.018cm" fo:margin-right="0cm" fo:text-indent="-0.018cm" style:auto-text-indent="false"/>
    </style:style>
    <style:style style:name="P23" style:family="paragraph" style:parent-style-name="Paragraph-default-2">
      <style:paragraph-properties fo:margin-left="0.018cm" fo:margin-right="0cm" fo:line-height="94%" fo:text-indent="-0.018cm" style:auto-text-indent="false">
        <style:tab-stops>
          <style:tab-stop style:position="0.624cm"/>
        </style:tab-stops>
      </style:paragraph-properties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24" style:family="paragraph" style:parent-style-name="Paragraph-default-2">
      <style:paragraph-properties fo:margin-left="0.018cm" fo:margin-right="0cm" fo:margin-top="0cm" fo:margin-bottom="0cm" loext:contextual-spacing="false" fo:line-height="108%" fo:text-align="center" style:justify-single-word="false" fo:text-indent="-0.018cm" style:auto-text-indent="false"/>
    </style:style>
    <style:style style:name="P25" style:family="paragraph" style:parent-style-name="Paragraph-default-2" style:list-style-name="WWNum1">
      <style:paragraph-properties fo:margin-left="0.697cm" fo:margin-right="0cm" fo:margin-top="0cm" fo:margin-bottom="0.005cm" loext:contextual-spacing="false" fo:line-height="110%" fo:text-indent="-0.697cm" style:auto-text-indent="false"/>
    </style:style>
    <style:style style:name="P26" style:family="paragraph" style:parent-style-name="Paragraph-default-2" style:list-style-name="WWNum1">
      <style:paragraph-properties fo:margin-left="0.697cm" fo:margin-right="0cm" fo:margin-top="0cm" fo:margin-bottom="0.122cm" loext:contextual-spacing="false" fo:line-height="108%" fo:text-indent="-0.697cm" style:auto-text-indent="false"/>
    </style:style>
    <style:style style:name="P27" style:family="paragraph" style:parent-style-name="Paragraph-default-2" style:list-style-name="WWNum1">
      <style:paragraph-properties fo:margin-left="0.697cm" fo:margin-right="0cm" fo:margin-top="0cm" fo:margin-bottom="0cm" loext:contextual-spacing="false" fo:line-height="106%" fo:text-indent="-0.697cm" style:auto-text-indent="false"/>
    </style:style>
    <style:style style:name="P28" style:family="paragraph" style:parent-style-name="Paragraph-default-2" style:list-style-name="WWNum1">
      <style:paragraph-properties fo:margin-left="0.697cm" fo:margin-right="0cm" fo:text-indent="-0.697cm" style:auto-text-indent="false"/>
    </style:style>
    <style:style style:name="P29" style:family="paragraph" style:parent-style-name="Paragraph-default-2">
      <style:paragraph-properties fo:margin-left="0.626cm" fo:margin-right="0cm" fo:margin-top="0cm" fo:margin-bottom="0.005cm" loext:contextual-spacing="false" fo:line-height="110%" fo:text-indent="-0.018cm" style:auto-text-indent="false"/>
    </style:style>
    <style:style style:name="P30" style:family="paragraph" style:parent-style-name="Paragraph-default-2">
      <style:paragraph-properties fo:margin-left="0.626cm" fo:margin-right="3.267cm" fo:margin-top="0cm" fo:margin-bottom="0.005cm" loext:contextual-spacing="false" fo:line-height="110%" fo:text-indent="-0.018cm" style:auto-text-indent="false"/>
    </style:style>
    <style:style style:name="P31" style:family="paragraph" style:parent-style-name="Paragraph-default-2">
      <style:paragraph-properties fo:margin-left="0.626cm" fo:margin-right="10.848cm" fo:margin-top="0cm" fo:margin-bottom="0.005cm" loext:contextual-spacing="false" fo:line-height="110%" fo:text-indent="-0.018cm" style:auto-text-indent="false"/>
    </style:style>
    <style:style style:name="P32" style:family="paragraph" style:parent-style-name="Paragraph-default-2">
      <style:paragraph-properties fo:margin-left="0.697cm" fo:margin-right="0cm" fo:text-indent="0cm" style:auto-text-indent="false"/>
    </style:style>
    <style:style style:name="P33" style:family="paragraph" style:parent-style-name="Paragraph-default-2">
      <style:paragraph-properties fo:margin-left="0.697cm" fo:margin-right="0cm" fo:text-indent="0cm" style:auto-text-indent="false"/>
      <style:text-properties fo:font-size="10pt" fo:font-weight="bold" style:font-size-asian="10pt" style:font-weight-asian="bold"/>
    </style:style>
    <style:style style:name="P34" style:family="paragraph" style:parent-style-name="Paragraph-default-2">
      <style:paragraph-properties fo:margin-left="-0.009cm" fo:margin-right="0cm" fo:margin-top="0cm" fo:margin-bottom="0.155cm" loext:contextual-spacing="false" fo:text-indent="-0.018cm" style:auto-text-indent="false"/>
    </style:style>
    <style:style style:name="P35" style:family="paragraph" style:parent-style-name="Paragraph-default-2" style:list-style-name="WWNum2">
      <style:paragraph-properties fo:margin-left="0.908cm" fo:margin-right="0cm" fo:text-indent="-0.617cm" style:auto-text-indent="false"/>
    </style:style>
    <style:style style:name="P36" style:family="paragraph" style:parent-style-name="Paragraph-default-2" style:list-style-name="WWNum2">
      <style:paragraph-properties fo:margin-left="0.908cm" fo:margin-right="0cm" fo:margin-top="0cm" fo:margin-bottom="0.005cm" loext:contextual-spacing="false" fo:line-height="110%" fo:text-indent="-0.617cm" style:auto-text-indent="false"/>
    </style:style>
    <style:style style:name="P37" style:family="paragraph" style:parent-style-name="Paragraph-default-2">
      <style:paragraph-properties fo:margin-left="0.115cm" fo:margin-right="0cm" fo:margin-top="0cm" fo:margin-bottom="0cm" loext:contextual-spacing="false" fo:line-height="108%" fo:text-indent="0cm" style:auto-text-indent="false"/>
    </style:style>
    <style:style style:name="P38" style:family="paragraph" style:parent-style-name="Paragraph-default-2">
      <style:paragraph-properties fo:margin-left="0.009cm" fo:margin-right="0cm" fo:margin-top="0cm" fo:margin-bottom="0cm" loext:contextual-spacing="false" fo:line-height="108%" fo:text-indent="0cm" style:auto-text-indent="false"/>
    </style:style>
    <style:style style:name="P39" style:family="paragraph" style:parent-style-name="Paragraph-default-2">
      <style:paragraph-properties fo:margin-left="0.002cm" fo:margin-right="0cm" fo:margin-top="0cm" fo:margin-bottom="0cm" loext:contextual-spacing="false" fo:line-height="108%" fo:text-indent="0cm" style:auto-text-indent="false"/>
    </style:style>
    <style:style style:name="P40" style:family="paragraph" style:parent-style-name="Paragraph-default-2">
      <style:paragraph-properties fo:margin-left="0.002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41" style:family="paragraph" style:parent-style-name="Paragraph-default-2">
      <style:paragraph-properties fo:margin-left="0cm" fo:margin-right="0.058cm" fo:margin-top="0cm" fo:margin-bottom="0cm" loext:contextual-spacing="false" fo:line-height="108%" fo:text-align="center" style:justify-single-word="false" fo:text-indent="0cm" style:auto-text-indent="false"/>
    </style:style>
    <style:style style:name="P42" style:family="paragraph" style:parent-style-name="Paragraph-default-2">
      <style:paragraph-properties fo:margin-left="0cm" fo:margin-right="0.074cm" fo:margin-top="0cm" fo:margin-bottom="0cm" loext:contextual-spacing="false" fo:line-height="108%" fo:text-align="center" style:justify-single-word="false" fo:text-indent="0cm" style:auto-text-indent="false"/>
    </style:style>
    <style:style style:name="P43" style:family="paragraph" style:parent-style-name="Paragraph-default-2">
      <style:paragraph-properties fo:margin-left="0cm" fo:margin-right="0.252cm" fo:margin-top="0cm" fo:margin-bottom="0cm" loext:contextual-spacing="false" fo:line-height="108%" fo:text-align="center" style:justify-single-word="false" fo:text-indent="0cm" style:auto-text-indent="false"/>
    </style:style>
    <style:style style:name="P44" style:family="paragraph" style:parent-style-name="Paragraph-default-2">
      <style:paragraph-properties fo:margin-left="0cm" fo:margin-right="18.695cm" fo:margin-top="0cm" fo:margin-bottom="0.09cm" loext:contextual-spacing="false" fo:line-height="90%" fo:text-indent="0cm" style:auto-text-indent="false"/>
    </style:style>
    <style:style style:name="P45" style:family="paragraph" style:parent-style-name="Standard_20__28_user_29_">
      <style:paragraph-properties fo:margin-top="0cm" fo:margin-bottom="0cm" loext:contextual-spacing="false"/>
    </style:style>
    <style:style style:name="P46" style:family="paragraph" style:parent-style-name="Standard_20__28_user_29_">
      <style:paragraph-properties fo:margin-top="0cm" fo:margin-bottom="0cm" loext:contextual-spacing="false"/>
      <style:text-properties style:font-name="Calibri" fo:font-size="9pt" style:font-name-asian="Calibri1" style:font-size-asian="9pt" style:font-name-complex="Calibri1" style:font-size-complex="9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fo:font-size="10pt" fo:font-weight="normal" style:font-size-asian="10pt" style:font-weight-asian="normal" style:font-weight-complex="normal"/>
    </style:style>
    <style:style style:name="T6" style:family="text">
      <style:text-properties fo:font-size="10pt" fo:font-style="italic" style:font-size-asian="10pt" style:font-style-asian="italic"/>
    </style:style>
    <style:style style:name="T7" style:family="text">
      <style:text-properties fo:font-size="10pt" fo:font-style="italic" fo:font-weight="bold" style:font-size-asian="10pt" style:font-style-asian="italic" style:font-weight-asian="bold"/>
    </style:style>
    <style:style style:name="T8" style:family="text">
      <style:text-properties fo:font-size="10pt" fo:language="en" fo:country="US" fo:font-weight="normal" style:font-size-asian="10pt" style:font-weight-asian="normal" style:font-weight-complex="normal"/>
    </style:style>
    <style:style style:name="T9" style:family="text">
      <style:text-properties fo:font-size="10pt" style:text-underline-style="solid" style:text-underline-width="auto" style:text-underline-color="#000000" style:font-size-asian="10pt"/>
    </style:style>
    <style:style style:name="T10" style:family="text">
      <style:text-properties fo:font-size="12pt" style:font-size-asian="12pt"/>
    </style:style>
    <style:style style:name="T11" style:family="text">
      <style:text-properties fo:font-size="9.5pt" style:font-size-asian="9.5pt"/>
    </style:style>
    <style:style style:name="T12" style:family="text">
      <style:text-properties style:font-name="Calibri" fo:font-size="11pt" style:font-name-asian="Calibri1" style:font-size-asian="11pt" style:font-name-complex="Calibri1"/>
    </style:style>
    <style:style style:name="T13" style:family="text">
      <style:text-properties style:font-name="Calibri" fo:font-size="10pt" style:font-name-asian="Calibri1" style:font-size-asian="10pt" style:font-name-complex="Calibri1" style:font-size-complex="10pt"/>
    </style:style>
    <style:style style:name="T14" style:family="text">
      <style:text-properties style:font-name="Calibri" fo:font-size="10pt" fo:font-weight="normal" style:font-name-asian="Calibri1" style:font-size-asian="10pt" style:font-weight-asian="normal" style:font-name-complex="Calibri1" style:font-weight-complex="normal"/>
    </style:style>
    <style:style style:name="T15" style:family="text">
      <style:text-properties style:font-name="Calibri" fo:font-size="10pt" style:font-name-asian="F" style:font-size-asian="10pt" style:font-name-complex="F" style:font-size-complex="10pt"/>
    </style:style>
    <style:style style:name="T16" style:family="text">
      <style:text-properties style:font-name="Calibri" fo:font-size="9pt" style:font-name-asian="Calibri1" style:font-size-asian="9pt" style:font-name-complex="Calibri1" style:font-size-complex="9pt"/>
    </style:style>
    <style:style style:name="T17" style:family="text">
      <style:text-properties fo:font-size="11pt" fo:font-weight="bold" style:font-size-asian="11pt" style:font-weight-asian="bold" style:font-size-complex="11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color="#000000"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20" style:family="text">
      <style:text-properties fo:color="#000000" style:font-name="Calibri" fo:font-size="11pt" fo:language="en" fo:country="US" fo:font-weight="normal" style:font-name-asian="Calibri1" style:font-size-asian="11pt" style:font-weight-asian="normal" style:font-name-complex="Calibri1" style:font-size-complex="11pt" style:font-weight-complex="normal"/>
    </style:style>
    <style:style style:name="T21" style:family="text">
      <style:text-properties fo:color="#000000" style:font-name="Calibri" fo:font-size="11pt" fo:language="ru" fo:country="RU" fo:font-weight="normal" style:font-name-asian="Calibri1" style:font-size-asian="11pt" style:font-weight-asian="normal" style:font-name-complex="Calibri1" style:font-size-complex="11pt" style:font-weight-complex="normal"/>
    </style:style>
    <style:style style:name="T22" style:family="text">
      <style:text-properties fo:color="#000000" style:font-name="Calibri" fo:font-size="10pt" fo:language="ru" fo:country="RU" fo:font-weight="normal" style:font-name-asian="Calibri1" style:font-size-asian="10pt" style:font-weight-asian="normal" style:font-name-complex="Calibri1" style:font-size-complex="10pt" style:font-weight-complex="normal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fo:language="en" fo:country="US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-content" style:horizontal-pos="from-left" style:horizontal-rel="paragraph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/></text:span><text:span text:style-name="T2">Отчет по лабораторной работе № 25-26 <text:s/></text:span><text:span text:style-name="T1">по курсу “Фундаментальная информатика” </text:span></text:p>
      <text:p text:style-name="P4"><text:span text:style-name="T1"><text:s/></text:span></text:p>
      <text:p text:style-name="P5"><text:span text:style-name="T3">Студент группы M80-103Б-21 <text:s/>Субботина Мария Алексеевна, № по списку <text:s/>19 </text:span></text:p>
      <text:p text:style-name="P6"><text:span text:style-name="T10"><text:s/></text:span></text:p>
      <text:p text:style-name="P18"><text:span text:style-name="T3">Контакты e-mail, telegram: rejeverfaj@gmail.com, @MarySubb </text:span></text:p>
      <text:p text:style-name="P6"><text:span text:style-name="T10"><text:s/></text:span></text:p>
      <text:p text:style-name="P19"><text:span text:style-name="T3">Работа выполнена: «</text:span><text:span text:style-name="T11">» сентября 2021г.</text:span><text:span text:style-name="T3"> </text:span></text:p>
      <text:p text:style-name="P6"><text:span text:style-name="T10"><text:s/></text:span></text:p>
      <text:p text:style-name="P20"><text:span text:style-name="T3">Преподаватель: каф. 806 Севастьянов Виктор Сергеевич </text:span></text:p>
      <text:p text:style-name="P6"><text:span text:style-name="T10"><text:s/></text:span></text:p>
      <text:p text:style-name="P15"><text:span text:style-name="T12"><text:tab/></text:span><text:span text:style-name="T3">Отчет сдан « <text:tab/>» _________20__ г., итоговая оценка ________ </text:span></text:p>
      <text:p text:style-name="P6"><text:span text:style-name="T10"><text:s/></text:span></text:p>
      <text:p text:style-name="P21"><text:span text:style-name="T3">Подпись преподавателя ________________ </text:span></text:p>
      <text:p text:style-name="P23"/>
      <text:list xml:id="list1504198689" text:style-name="WWNum1">
        <text:list-item>
          <text:p text:style-name="P25"><text:span text:style-name="T4">Тема: </text:span><text:span text:style-name="T5">Абстрактные типы данных. Рекурсия. Модульное программирование на языке С.</text:span></text:p>
        </text:list-item>
        <text:list-item>
          <text:p text:style-name="P25"><text:span text:style-name="T4">Цель работы: </text:span><text:span text:style-name="T5">Составить программный модуль, сортирующий экземпляр указанного абстрактного типа данных заданным методом.</text:span></text:p>
        </text:list-item>
        <text:list-item>
          <text:p text:style-name="P25"><text:span text:style-name="T4">Задание </text:span><text:span text:style-name="T3">(</text:span><text:span text:style-name="T6">вариант №4;2 </text:span><text:span text:style-name="T3">)</text:span><text:span text:style-name="T5">: </text:span><text:span text:style-name="T8">Линейный список. Вставка элемента в линейный список,..., упорядоченные по возрастанию, с сохранением порядка (сортировка простой вставкой).</text:span></text:p>
        </text:list-item>
        <text:list-item>
          <text:p text:style-name="P25"><text:span text:style-name="T4">Оборудование </text:span><text:span text:style-name="T3">(студента):</text:span><text:span text:style-name="T4"> </text:span></text:p>
        </text:list-item>
      </text:list>
      <text:p text:style-name="P29"><text:span text:style-name="T3">Процессор AMD Ryzen 5 3500U with Radeon Vega Mobile Gfx 2.10 GHz. </text:span><text:span text:style-name="T4"><text:s/></text:span></text:p>
      <text:list xml:id="list192628566027175" text:continue-numbering="true" text:style-name="WWNum1">
        <text:list-item>
          <text:p text:style-name="P26"><text:span text:style-name="T4">Программное обеспечение (</text:span><text:span text:style-name="T3">студента</text:span><text:span text:style-name="T4">): </text:span></text:p>
        </text:list-item>
      </text:list>
      <text:p text:style-name="P30"><text:span text:style-name="T3">Операционная система семейства: </text:span><text:span text:style-name="T6">linux</text:span><text:span text:style-name="T3">, наименование: </text:span><text:span text:style-name="T6">ubuntu</text:span><text:span text:style-name="T9">,</text:span><text:span text:style-name="T3"> <text:s/>версия 20</text:span><text:span text:style-name="T6">.04.3 LTS</text:span><text:span text:style-name="T7"> </text:span><text:span text:style-name="T3">интерпретатор команд: </text:span><text:span text:style-name="T6">bash</text:span><text:span text:style-name="T3"> версия 5.0.17</text:span><text:span text:style-name="T4"> </text:span></text:p>
      <text:p text:style-name="P29"><text:span text:style-name="T3">Система программирования -- версия --</text:span><text:span text:style-name="T4">, </text:span><text:span text:style-name="T3">редактор текстов </text:span><text:span text:style-name="T6">emacs</text:span><text:span text:style-name="T3"> <text:s/>версия 3.24.14</text:span><text:span text:style-name="T7"> </text:span></text:p>
      <text:p text:style-name="P31"><text:span text:style-name="T3">Утилиты операционной системы --</text:span><text:span text:style-name="T4"> </text:span><text:span text:style-name="T3">Прикладные системы и программы --</text:span><text:span text:style-name="T4"> </text:span></text:p>
      <text:p text:style-name="P29"><text:span text:style-name="T3">Местонахождение и имена файлов программ и данных на домашнем компьютере -- </text:span></text:p>
      <text:p text:style-name="P6"><text:span text:style-name="T10"><text:s/></text:span></text:p>
      <text:list xml:id="list192628736908999" text:continue-numbering="true" text:style-name="WWNum1">
        <text:list-item>
          <text:p text:style-name="P27"><text:span text:style-name="T4">Идея, метод, алгоритм</text:span><text:span text:style-name="T17"> </text:span><text:span text:style-name="T18">решения задачи</text:span><text:span text:style-name="T17"> </text:span><text:span text:style-name="T18">(в формах:</text:span><text:span text:style-name="T17"> </text:span><text:span text:style-name="T18">словесной,</text:span><text:span text:style-name="T17"> </text:span><text:span text:style-name="T18">псевдокода,</text:span><text:span text:style-name="T17"> </text:span><text:span text:style-name="T18">графической</text:span><text:span text:style-name="T17"> </text:span><text:span text:style-name="T18">[блок-схема,</text:span><text:span text:style-name="T17"> </text:span><text:span text:style-name="T18">диаграмма,</text:span><text:span text:style-name="T17"> </text:span><text:span text:style-name="T18">рисунок,</text:span><text:span text:style-name="T17"> </text:span><text:span text:style-name="T18">таблица] или формальные спецификации с пред- и постусловиями).</text:span></text:p>
        </text:list-item>
      </text:list>
      <text:p text:style-name="P8"><text:s text:c="7"/></text:p>
      <text:p text:style-name="P1"><text:span text:style-name="T19">Всего имеется 6 программ:</text:span></text:p>
      <text:p text:style-name="P1"><text:span text:style-name="T20">Main.c - </text:span><text:span text:style-name="T21">основная программа, где находится меню, происходит вызов необходимых функций и тд</text:span></text:p>
      <text:p text:style-name="P1"><text:span text:style-name="T20">List.c </text:span><text:span text:style-name="T21">и </text:span><text:span text:style-name="T20">list.h - </text:span><text:span text:style-name="T21">здесь находятся функции и подпрограммы для задания линейного списка: создание первого узла, добавление последующих, удаление и поиск, печать списка.</text:span></text:p>
      <text:p text:style-name="P1"><text:span text:style-name="T20">Sort.c </text:span><text:span text:style-name="T21">и </text:span><text:span text:style-name="T20">sort.h - </text:span><text:span text:style-name="T21">обработка списка: нахождение длины списка, минимума, замена и сам алгоритм сортировки.</text:span></text:p>
      <text:p text:style-name="P2"><text:span text:style-name="T22">Makefile — сборка программы через <text:s/>make.</text:span></text:p>
      <text:p text:style-name="P9"/>
      <text:list xml:id="list192629107623973" text:continue-numbering="true" text:style-name="WWNum1">
        <text:list-item>
          <text:p text:style-name="P28"><text:span text:style-name="T4">Сценарий выполнения работы</text:span><text:span text:style-name="T17"> </text:span><text:span text:style-name="T18">[план работы,</text:span><text:span text:style-name="T17"> </text:span><text:span text:style-name="T18">первоначальный текст программы в черновике</text:span><text:span text:style-name="T17"> </text:span><text:span text:style-name="T18">(можно на отдельном листе)</text:span><text:span text:style-name="T17"> </text:span><text:span text:style-name="T18">и</text:span><text:span text:style-name="T17"> </text:span><text:span text:style-name="T18">тесты либо соображения по тестированию].</text:span><text:span text:style-name="T17"> </text:span></text:p>
        </text:list-item>
      </text:list>
      <text:p text:style-name="P32"><text:span text:style-name="T14">Алгоритм сортировки:</text:span></text:p>
      <text:p text:style-name="P45"><text:span text:style-name="T16">struct list *replace(struct list *l, int min, int d) // замена</text:span></text:p>
      <text:p text:style-name="P45"><text:span text:style-name="T16">{</text:span></text:p>
      <text:p text:style-name="P45"><text:span text:style-name="T16"><text:s text:c="4"/>if (l == NULL)</text:span></text:p>
      <text:p text:style-name="P45"><text:span text:style-name="T16"><text:s text:c="8"/>return l;</text:span></text:p>
      <text:p text:style-name="P45"><text:span text:style-name="T16"><text:s text:c="4"/>if (l-&gt;k == min)</text:span></text:p>
      <text:p text:style-name="P45"><text:span text:style-name="T16"><text:s text:c="4"/>{</text:span></text:p>
      <text:p text:style-name="P45"><text:span text:style-name="T16"><text:s text:c="8"/>l-&gt;k = d;</text:span></text:p>
      <text:p text:style-name="P45"><text:span text:style-name="T16"><text:s text:c="8"/>return l;</text:span></text:p>
      <text:p text:style-name="P45"><text:span text:style-name="T16"><text:s text:c="4"/>}</text:span></text:p>
      <text:p text:style-name="P45"><text:span text:style-name="T16"><text:s text:c="4"/>replace(l-&gt;next, min, d);</text:span></text:p>
      <text:p text:style-name="P45"><text:span text:style-name="T16"><text:s text:c="4"/>return l;</text:span></text:p>
      <text:p text:style-name="P45"><text:span text:style-name="T16">}</text:span></text:p>
      <text:p text:style-name="P46"/>
      <text:p text:style-name="P45"><text:soft-page-break/><text:span text:style-name="T16">struct list *sort(struct list *l, int n)</text:span></text:p>
      <text:p text:style-name="P45"><text:span text:style-name="T16">{</text:span></text:p>
      <text:p text:style-name="P45"><text:span text:style-name="T16"><text:s text:c="4"/>if (n == 0)</text:span></text:p>
      <text:p text:style-name="P45"><text:span text:style-name="T16"><text:s text:c="8"/>return l;</text:span></text:p>
      <text:p text:style-name="P45"><text:span text:style-name="T16"><text:s text:c="4"/>int min = inf(l, l-&gt;k);</text:span></text:p>
      <text:p text:style-name="P45"><text:span text:style-name="T16"><text:s text:c="4"/>l = replace(l, min, l-&gt;k);</text:span></text:p>
      <text:p text:style-name="P45"><text:span text:style-name="T16"><text:s text:c="4"/>l-&gt;k = min;</text:span></text:p>
      <text:p text:style-name="P45"><text:span text:style-name="T16"><text:s text:c="4"/>n--;</text:span></text:p>
      <text:p text:style-name="P45"><text:span text:style-name="T16"><text:s text:c="4"/>sort(l-&gt;next, n);</text:span></text:p>
      <text:p text:style-name="P45"><text:span text:style-name="T16"><text:s text:c="4"/>return l;</text:span></text:p>
      <text:p text:style-name="P45"><text:span text:style-name="T16">}</text:span></text:p>
      <text:p text:style-name="P22"><text:span text:style-name="T14">Проверяем длину списка, находим минимум, смотрим, если следующий элемент минимальный, то производим замену, так происходит до тех пор, пока все элементы не будут в порядке возрастания.</text:span></text:p>
      <text:p text:style-name="P33"/>
      <text:list xml:id="list192629372706014" text:continue-numbering="true" text:style-name="WWNum1">
        <text:list-item>
          <text:p text:style-name="P28"><text:span text:style-name="T4"><text:s/>Распечатка протокола </text:span>(подклеить листинг окончательного варианта программы с тестовыми примерами,<text:span text:style-name="T4"> </text:span>подписанный преподавателем).</text:p>
        </text:list-item>
      </text:list>
      <text:p text:style-name="P46"/>
      <text:p text:style-name="P45"><text:span text:style-name="T16">masha@Maha:~/26/1$ ls</text:span></text:p>
      <text:p text:style-name="P45"><text:span text:style-name="T16">list.c <text:s/>list.h <text:s/>main.c <text:s/>Makefile <text:s/>sort.c <text:s/>sort.h</text:span></text:p>
      <text:p text:style-name="P45"><text:span text:style-name="T16">masha@Maha:~/26/1$ cat main.c</text:span></text:p>
      <text:p text:style-name="P45"><text:span text:style-name="T16">#include &lt;stdio.h&gt; //linear list, procedure &amp; method -- 2</text:span></text:p>
      <text:p text:style-name="P45"><text:span text:style-name="T16">#include &lt;stdlib.h&gt;</text:span></text:p>
      <text:p text:style-name="P45"><text:span text:style-name="T16">#include "list.h"</text:span></text:p>
      <text:p text:style-name="P45"><text:span text:style-name="T16">#include "sort.h"</text:span></text:p>
      <text:p text:style-name="P46"/>
      <text:p text:style-name="P45"><text:span text:style-name="T16">int main() {</text:span></text:p>
      <text:p text:style-name="P45"><text:span text:style-name="T16"><text:s text:c="4"/>printf("Operations:\n");</text:span></text:p>
      <text:p text:style-name="P45"><text:span text:style-name="T16"><text:s text:c="4"/>printf("c to create the list\n");</text:span></text:p>
      <text:p text:style-name="P45"><text:span text:style-name="T16"><text:s text:c="4"/>printf("an to add element n to the list\n");</text:span></text:p>
      <text:p text:style-name="P45"><text:span text:style-name="T16"><text:s text:c="4"/>printf("fn to find element n in the list\n");</text:span></text:p>
      <text:p text:style-name="P45"><text:span text:style-name="T16"><text:s text:c="4"/>printf("dn to delete element n from the list\n");</text:span></text:p>
      <text:p text:style-name="P45"><text:span text:style-name="T16"><text:s text:c="4"/>printf("$n to add element n in the right order\n");</text:span></text:p>
      <text:p text:style-name="P45"><text:span text:style-name="T16"><text:s text:c="4"/>printf("e to check the list if it is empty\n");</text:span></text:p>
      <text:p text:style-name="P45"><text:span text:style-name="T16"><text:s text:c="4"/>printf("p to print the list\n");</text:span></text:p>
      <text:p text:style-name="P45"><text:span text:style-name="T16"><text:s text:c="4"/>printf("s to sort the list\n");</text:span></text:p>
      <text:p text:style-name="P45"><text:span text:style-name="T16"><text:s text:c="4"/>printf("# to finish.\n");</text:span></text:p>
      <text:p text:style-name="P45"><text:span text:style-name="T16"><text:s text:c="4"/>char op = 'a';</text:span></text:p>
      <text:p text:style-name="P45"><text:span text:style-name="T16"><text:s text:c="4"/>int e = 1;</text:span></text:p>
      <text:p text:style-name="P45"><text:span text:style-name="T16"><text:s text:c="4"/>struct list *L = NULL;</text:span></text:p>
      <text:p text:style-name="P45"><text:span text:style-name="T16"><text:s text:c="4"/>while (op != '#')</text:span></text:p>
      <text:p text:style-name="P45"><text:span text:style-name="T16"><text:s text:c="4"/>{</text:span></text:p>
      <text:p text:style-name="P45"><text:span text:style-name="T16"><text:s text:c="8"/>scanf("%c", &amp;op);</text:span></text:p>
      <text:p text:style-name="P45"><text:span text:style-name="T16"><text:s text:c="8"/>if (op == 'c')</text:span></text:p>
      <text:p text:style-name="P45"><text:span text:style-name="T16"><text:s text:c="8"/>{</text:span></text:p>
      <text:p text:style-name="P45"><text:span text:style-name="T16"><text:s text:c="12"/>scanf("%d", &amp;e);</text:span></text:p>
      <text:p text:style-name="P45"><text:span text:style-name="T16"><text:s text:c="12"/>L = create(L, e);</text:span></text:p>
      <text:p text:style-name="P45"><text:span text:style-name="T16"><text:s text:c="8"/>}</text:span></text:p>
      <text:p text:style-name="P45"><text:span text:style-name="T16"><text:s text:c="8"/>if (op == 'a')</text:span></text:p>
      <text:p text:style-name="P45"><text:span text:style-name="T16"><text:s text:c="8"/>{</text:span></text:p>
      <text:p text:style-name="P45"><text:span text:style-name="T16"><text:s text:c="12"/>scanf("%d", &amp;e);</text:span></text:p>
      <text:p text:style-name="P45"><text:span text:style-name="T16"><text:s text:c="12"/>push(L, e);</text:span></text:p>
      <text:p text:style-name="P45"><text:span text:style-name="T16"><text:s text:c="8"/>}</text:span></text:p>
      <text:p text:style-name="P45"><text:span text:style-name="T16"><text:s text:c="8"/>if (op == 'f')</text:span></text:p>
      <text:p text:style-name="P45"><text:span text:style-name="T16"><text:s text:c="8"/>{</text:span></text:p>
      <text:p text:style-name="P45"><text:span text:style-name="T16"><text:s text:c="12"/>scanf("%d", &amp;e);</text:span></text:p>
      <text:p text:style-name="P45"><text:span text:style-name="T16"><text:s text:c="12"/>int r = find(L, e, 0);</text:span></text:p>
      <text:p text:style-name="P45"><text:span text:style-name="T16"><text:s text:c="12"/>if (r == 0)</text:span></text:p>
      <text:p text:style-name="P45"><text:span text:style-name="T16"><text:s text:c="16"/>printf("Not found\n");</text:span></text:p>
      <text:p text:style-name="P45"><text:span text:style-name="T16"><text:s text:c="12"/>if (r == 1)</text:span></text:p>
      <text:p text:style-name="P45"><text:span text:style-name="T16"><text:s text:c="16"/>printf("Found 1 element\n");</text:span></text:p>
      <text:p text:style-name="P45"><text:span text:style-name="T16"><text:s text:c="12"/>if (r &gt; 1)</text:span></text:p>
      <text:p text:style-name="P45"><text:span text:style-name="T16"><text:s text:c="16"/>printf("Found %d elements\n", r);</text:span></text:p>
      <text:p text:style-name="P45"><text:span text:style-name="T16"><text:s text:c="8"/>}</text:span></text:p>
      <text:p text:style-name="P45"><text:span text:style-name="T16"><text:s text:c="8"/>if (op == 'd')</text:span></text:p>
      <text:p text:style-name="P45"><text:span text:style-name="T16"><text:s text:c="8"/>{</text:span></text:p>
      <text:p text:style-name="P45"><text:soft-page-break/><text:span text:style-name="T16"><text:s text:c="12"/>scanf("%d", &amp;e);</text:span></text:p>
      <text:p text:style-name="P45"><text:span text:style-name="T16"><text:s text:c="12"/>int r = find(L, e, 0);</text:span></text:p>
      <text:p text:style-name="P45"><text:span text:style-name="T16"><text:s text:c="12"/>for (int i = 0; i &lt; r; i++)</text:span></text:p>
      <text:p text:style-name="P45"><text:span text:style-name="T16"><text:s text:c="16"/>L = delete(L, e);</text:span></text:p>
      <text:p text:style-name="P45"><text:span text:style-name="T16"><text:s text:c="8"/>}</text:span></text:p>
      <text:p text:style-name="P45"><text:span text:style-name="T16"><text:s text:c="8"/>if (op == '$')</text:span></text:p>
      <text:p text:style-name="P45"><text:span text:style-name="T16"><text:s text:c="8"/>{</text:span></text:p>
      <text:p text:style-name="P45"><text:span text:style-name="T16"><text:s text:c="12"/>scanf("%d", &amp;e);</text:span></text:p>
      <text:p text:style-name="P45"><text:span text:style-name="T16"><text:s text:c="12"/>push(L, e);</text:span></text:p>
      <text:p text:style-name="P45"><text:span text:style-name="T16"><text:s text:c="12"/>L = sort(L, length(L, 0) - 1);</text:span></text:p>
      <text:p text:style-name="P45"><text:span text:style-name="T16"><text:s text:c="8"/>}</text:span></text:p>
      <text:p text:style-name="P45"><text:span text:style-name="T16"><text:s text:c="8"/>if (op == 'e')</text:span></text:p>
      <text:p text:style-name="P45"><text:span text:style-name="T16"><text:s text:c="8"/>{</text:span></text:p>
      <text:p text:style-name="P45"><text:span text:style-name="T16"><text:s text:c="12"/>if (empty(L) == 0)</text:span></text:p>
      <text:p text:style-name="P45"><text:span text:style-name="T16"><text:s text:c="16"/>printf("List is empty\n");</text:span></text:p>
      <text:p text:style-name="P45"><text:span text:style-name="T16"><text:s text:c="12"/>else</text:span></text:p>
      <text:p text:style-name="P45"><text:span text:style-name="T16"><text:s text:c="16"/>printf("List is not empty\n");</text:span></text:p>
      <text:p text:style-name="P45"><text:span text:style-name="T16"><text:s text:c="8"/>}</text:span></text:p>
      <text:p text:style-name="P45"><text:span text:style-name="T16"><text:s text:c="8"/>if (op == 'p')</text:span></text:p>
      <text:p text:style-name="P45"><text:span text:style-name="T16"><text:s text:c="8"/>{</text:span></text:p>
      <text:p text:style-name="P45"><text:span text:style-name="T16"><text:s text:c="12"/>output(L);</text:span></text:p>
      <text:p text:style-name="P45"><text:span text:style-name="T16"><text:s text:c="12"/>printf("\n");</text:span></text:p>
      <text:p text:style-name="P45"><text:span text:style-name="T16"><text:s text:c="8"/>}</text:span></text:p>
      <text:p text:style-name="P45"><text:span text:style-name="T16"><text:s text:c="8"/>if (op == 's')</text:span></text:p>
      <text:p text:style-name="P45"><text:span text:style-name="T16"><text:s text:c="8"/>{</text:span></text:p>
      <text:p text:style-name="P45"><text:span text:style-name="T16"><text:s text:c="12"/>int f = length(L, 0);</text:span></text:p>
      <text:p text:style-name="P45"><text:span text:style-name="T16"><text:s text:c="12"/>L = sort(L, f-1);</text:span></text:p>
      <text:p text:style-name="P45"><text:span text:style-name="T16"><text:s text:c="8"/>}</text:span></text:p>
      <text:p text:style-name="P45"><text:span text:style-name="T16"><text:s text:c="4"/>}</text:span></text:p>
      <text:p text:style-name="P45"><text:span text:style-name="T16"><text:s text:c="4"/>return 0;</text:span></text:p>
      <text:p text:style-name="P45"><text:span text:style-name="T16">}</text:span></text:p>
      <text:p text:style-name="P45"><text:span text:style-name="T16">masha@Maha:~/26/1$ cat list.c</text:span></text:p>
      <text:p text:style-name="P45"><text:span text:style-name="T16">#include &lt;stdio.h&gt;</text:span></text:p>
      <text:p text:style-name="P45"><text:span text:style-name="T16">#include &lt;stdlib.h&gt;</text:span></text:p>
      <text:p text:style-name="P45"><text:span text:style-name="T16">#include "list.h"</text:span></text:p>
      <text:p text:style-name="P46"/>
      <text:p text:style-name="P45"><text:span text:style-name="T16">/*struct list</text:span></text:p>
      <text:p text:style-name="P45"><text:span text:style-name="T16">{</text:span></text:p>
      <text:p text:style-name="P45"><text:span text:style-name="T16"><text:s text:c="4"/>int k;</text:span></text:p>
      <text:p text:style-name="P45"><text:span text:style-name="T16"><text:s text:c="4"/>struct list *next;</text:span></text:p>
      <text:p text:style-name="P45"><text:span text:style-name="T16">}; */</text:span></text:p>
      <text:p text:style-name="P46"/>
      <text:p text:style-name="P46"/>
      <text:p text:style-name="P45"><text:span text:style-name="T16">void push(struct list *l, int k) {</text:span></text:p>
      <text:p text:style-name="P45"><text:span text:style-name="T16"><text:s text:c="4"/>struct list *current = l;</text:span></text:p>
      <text:p text:style-name="P45"><text:span text:style-name="T16"><text:s text:c="4"/>while (current-&gt;next != NULL) {</text:span></text:p>
      <text:p text:style-name="P45"><text:span text:style-name="T16"><text:s text:c="4"/><text:tab/>current = current-&gt;next;</text:span></text:p>
      <text:p text:style-name="P45"><text:span text:style-name="T16"><text:s text:c="4"/>}</text:span></text:p>
      <text:p text:style-name="P45"><text:span text:style-name="T16"><text:tab/>/* now we can add a new variable */</text:span></text:p>
      <text:p text:style-name="P45"><text:span text:style-name="T16"><text:s text:c="4"/>current-&gt;next = malloc(sizeof(struct list));</text:span></text:p>
      <text:p text:style-name="P45"><text:span text:style-name="T16"><text:s text:c="4"/>current-&gt;next-&gt;k = k;</text:span></text:p>
      <text:p text:style-name="P45"><text:span text:style-name="T16"><text:s text:c="4"/>current-&gt;next-&gt;next = NULL;</text:span></text:p>
      <text:p text:style-name="P45"><text:span text:style-name="T16">}<text:tab/></text:span></text:p>
      <text:p text:style-name="P46"/>
      <text:p text:style-name="P46"/>
      <text:p text:style-name="P46"/>
      <text:p text:style-name="P45"><text:span text:style-name="T16">struct list *create(struct list *l, int n) // <text:s/>создание списка</text:span></text:p>
      <text:p text:style-name="P45"><text:span text:style-name="T16">{</text:span></text:p>
      <text:p text:style-name="P45"><text:span text:style-name="T16"><text:s text:c="4"/>if (l == NULL) </text:span></text:p>
      <text:p text:style-name="P45"><text:span text:style-name="T16"><text:s text:c="4"/>{</text:span></text:p>
      <text:p text:style-name="P45"><text:span text:style-name="T16"><text:s text:c="8"/>struct list *l = malloc(sizeof(struct list));</text:span></text:p>
      <text:p text:style-name="P45"><text:span text:style-name="T16"><text:s text:c="8"/>l-&gt;k = n;</text:span></text:p>
      <text:p text:style-name="P45"><text:span text:style-name="T16"><text:s text:c="8"/>l-&gt;next = NULL;</text:span></text:p>
      <text:p text:style-name="P45"><text:span text:style-name="T16"><text:s text:c="8"/>return l;</text:span></text:p>
      <text:p text:style-name="P45"><text:span text:style-name="T16"><text:s text:c="4"/>}</text:span></text:p>
      <text:p text:style-name="P45"><text:span text:style-name="T16"><text:s text:c="4"/>l-&gt;next = create(l-&gt;next, n);</text:span></text:p>
      <text:p text:style-name="P45"><text:span text:style-name="T16">}</text:span></text:p>
      <text:p text:style-name="P46"/>
      <text:p text:style-name="P45"><text:span text:style-name="T16">int find(struct list *l, int n, int r)</text:span></text:p>
      <text:p text:style-name="P45"><text:soft-page-break/><text:span text:style-name="T16">{</text:span></text:p>
      <text:p text:style-name="P45"><text:span text:style-name="T16"><text:s text:c="4"/>if (l == NULL)</text:span></text:p>
      <text:p text:style-name="P45"><text:span text:style-name="T16"><text:s text:c="8"/>return r;</text:span></text:p>
      <text:p text:style-name="P45"><text:span text:style-name="T16"><text:s text:c="4"/>if (l-&gt;k == n)</text:span></text:p>
      <text:p text:style-name="P45"><text:span text:style-name="T16"><text:s text:c="8"/>r++;</text:span></text:p>
      <text:p text:style-name="P45"><text:span text:style-name="T16"><text:s text:c="4"/>find(l-&gt;next, n, r);</text:span></text:p>
      <text:p text:style-name="P45"><text:span text:style-name="T16">}</text:span></text:p>
      <text:p text:style-name="P46"/>
      <text:p text:style-name="P45"><text:span text:style-name="T16">struct list *delete(struct list *l, int n)</text:span></text:p>
      <text:p text:style-name="P45"><text:span text:style-name="T16">{</text:span></text:p>
      <text:p text:style-name="P45"><text:span text:style-name="T16"><text:s text:c="4"/>if (l-&gt;k == n)</text:span></text:p>
      <text:p text:style-name="P45"><text:span text:style-name="T16"><text:s text:c="8"/>return l-&gt;next;</text:span></text:p>
      <text:p text:style-name="P45"><text:span text:style-name="T16"><text:s text:c="4"/>if (l == NULL)</text:span></text:p>
      <text:p text:style-name="P45"><text:span text:style-name="T16"><text:s text:c="8"/>return l;</text:span></text:p>
      <text:p text:style-name="P45"><text:span text:style-name="T16"><text:s text:c="4"/>if ((l-&gt;next)-&gt;k == n)</text:span></text:p>
      <text:p text:style-name="P45"><text:span text:style-name="T16"><text:s text:c="4"/>{</text:span></text:p>
      <text:p text:style-name="P45"><text:span text:style-name="T16"><text:s text:c="8"/>l-&gt;next = (l-&gt;next)-&gt;next;</text:span></text:p>
      <text:p text:style-name="P45"><text:span text:style-name="T16"><text:s text:c="8"/>return l;</text:span></text:p>
      <text:p text:style-name="P45"><text:span text:style-name="T16"><text:s text:c="4"/>}</text:span></text:p>
      <text:p text:style-name="P45"><text:span text:style-name="T16"><text:s text:c="4"/>delete(l-&gt;next, n);</text:span></text:p>
      <text:p text:style-name="P45"><text:span text:style-name="T16"><text:s text:c="4"/>return l;</text:span></text:p>
      <text:p text:style-name="P45"><text:span text:style-name="T16">}</text:span></text:p>
      <text:p text:style-name="P46"/>
      <text:p text:style-name="P45"><text:span text:style-name="T16">short int empty(struct list *l)</text:span></text:p>
      <text:p text:style-name="P45"><text:span text:style-name="T16">{</text:span></text:p>
      <text:p text:style-name="P45"><text:span text:style-name="T16"><text:s text:c="4"/>if (l == NULL)</text:span></text:p>
      <text:p text:style-name="P45"><text:span text:style-name="T16"><text:s text:c="8"/>return 0;</text:span></text:p>
      <text:p text:style-name="P45"><text:span text:style-name="T16"><text:s text:c="4"/>else</text:span></text:p>
      <text:p text:style-name="P45"><text:span text:style-name="T16"><text:s text:c="8"/>return 1;</text:span></text:p>
      <text:p text:style-name="P45"><text:span text:style-name="T16">}</text:span></text:p>
      <text:p text:style-name="P46"/>
      <text:p text:style-name="P45"><text:span text:style-name="T16">void output(struct list *l)</text:span></text:p>
      <text:p text:style-name="P45"><text:span text:style-name="T16">{</text:span></text:p>
      <text:p text:style-name="P45"><text:span text:style-name="T16"><text:s text:c="4"/>if (l == NULL)</text:span></text:p>
      <text:p text:style-name="P45"><text:span text:style-name="T16"><text:s text:c="8"/>return;</text:span></text:p>
      <text:p text:style-name="P45"><text:span text:style-name="T16"><text:s text:c="4"/>printf("%d ", l-&gt;k);</text:span></text:p>
      <text:p text:style-name="P45"><text:span text:style-name="T16"><text:s text:c="4"/>output(l-&gt;next);</text:span></text:p>
      <text:p text:style-name="P45"><text:span text:style-name="T16">}</text:span></text:p>
      <text:p text:style-name="P46"/>
      <text:p text:style-name="P45"><text:span text:style-name="T16">masha@Maha:~/26/1$ cat sort.c</text:span></text:p>
      <text:p text:style-name="P45"><text:span text:style-name="T16">#include &lt;stdio.h&gt;</text:span></text:p>
      <text:p text:style-name="P45"><text:span text:style-name="T16">#include &lt;stdlib.h&gt;</text:span></text:p>
      <text:p text:style-name="P45"><text:span text:style-name="T16">#include "list.h"</text:span></text:p>
      <text:p text:style-name="P45"><text:span text:style-name="T16">#include "sort.h"</text:span></text:p>
      <text:p text:style-name="P46"/>
      <text:p text:style-name="P45"><text:span text:style-name="T16">int length(struct list *l, int r) // длинна</text:span></text:p>
      <text:p text:style-name="P45"><text:span text:style-name="T16">{</text:span></text:p>
      <text:p text:style-name="P45"><text:span text:style-name="T16"><text:s text:c="4"/>if (l == NULL)</text:span></text:p>
      <text:p text:style-name="P45"><text:span text:style-name="T16"><text:s text:c="8"/>return r;</text:span></text:p>
      <text:p text:style-name="P45"><text:span text:style-name="T16"><text:s text:c="4"/>r++;</text:span></text:p>
      <text:p text:style-name="P45"><text:span text:style-name="T16"><text:s text:c="4"/>length(l-&gt;next, r);</text:span></text:p>
      <text:p text:style-name="P45"><text:span text:style-name="T16">}</text:span></text:p>
      <text:p text:style-name="P46"/>
      <text:p text:style-name="P45"><text:span text:style-name="T16">int inf(struct list *l, int min) // минимум</text:span></text:p>
      <text:p text:style-name="P45"><text:span text:style-name="T16">{</text:span></text:p>
      <text:p text:style-name="P45"><text:span text:style-name="T16"><text:s text:c="4"/>if (l == NULL)</text:span></text:p>
      <text:p text:style-name="P45"><text:span text:style-name="T16"><text:s text:c="8"/>return min;</text:span></text:p>
      <text:p text:style-name="P45"><text:span text:style-name="T16"><text:s text:c="4"/>if (l-&gt;k &lt; min)</text:span></text:p>
      <text:p text:style-name="P45"><text:span text:style-name="T16"><text:s text:c="8"/>min = l-&gt;k;</text:span></text:p>
      <text:p text:style-name="P45"><text:span text:style-name="T16"><text:s text:c="4"/>inf(l-&gt;next, min);</text:span></text:p>
      <text:p text:style-name="P45"><text:span text:style-name="T16">}</text:span></text:p>
      <text:p text:style-name="P46"/>
      <text:p text:style-name="P45"><text:span text:style-name="T16">struct list *replace(struct list *l, int min, int d) // замена</text:span></text:p>
      <text:p text:style-name="P45"><text:span text:style-name="T16">{</text:span></text:p>
      <text:p text:style-name="P45"><text:span text:style-name="T16"><text:s text:c="4"/>if (l == NULL)</text:span></text:p>
      <text:p text:style-name="P45"><text:span text:style-name="T16"><text:s text:c="8"/>return l;</text:span></text:p>
      <text:p text:style-name="P45"><text:span text:style-name="T16"><text:s text:c="4"/>if (l-&gt;k == min)</text:span></text:p>
      <text:p text:style-name="P45"><text:span text:style-name="T16"><text:s text:c="4"/>{</text:span></text:p>
      <text:p text:style-name="P45"><text:span text:style-name="T16"><text:s text:c="8"/>l-&gt;k = d;</text:span></text:p>
      <text:p text:style-name="P45"><text:soft-page-break/><text:span text:style-name="T16"><text:s text:c="8"/>return l;</text:span></text:p>
      <text:p text:style-name="P45"><text:span text:style-name="T16"><text:s text:c="4"/>}</text:span></text:p>
      <text:p text:style-name="P45"><text:span text:style-name="T16"><text:s text:c="4"/>replace(l-&gt;next, min, d);</text:span></text:p>
      <text:p text:style-name="P45"><text:span text:style-name="T16"><text:s text:c="4"/>return l;</text:span></text:p>
      <text:p text:style-name="P45"><text:span text:style-name="T16">}</text:span></text:p>
      <text:p text:style-name="P46"/>
      <text:p text:style-name="P45"><text:span text:style-name="T16">struct list *sort(struct list *l, int n)</text:span></text:p>
      <text:p text:style-name="P45"><text:span text:style-name="T16">{</text:span></text:p>
      <text:p text:style-name="P45"><text:span text:style-name="T16"><text:s text:c="4"/>if (n == 0)</text:span></text:p>
      <text:p text:style-name="P45"><text:span text:style-name="T16"><text:s text:c="8"/>return l;</text:span></text:p>
      <text:p text:style-name="P45"><text:span text:style-name="T16"><text:s text:c="4"/>int min = inf(l, l-&gt;k);</text:span></text:p>
      <text:p text:style-name="P45"><text:span text:style-name="T16"><text:s text:c="4"/>l = replace(l, min, l-&gt;k);</text:span></text:p>
      <text:p text:style-name="P45"><text:span text:style-name="T16"><text:s text:c="4"/>l-&gt;k = min;</text:span></text:p>
      <text:p text:style-name="P45"><text:span text:style-name="T16"><text:s text:c="4"/>n--;</text:span></text:p>
      <text:p text:style-name="P45"><text:span text:style-name="T16"><text:s text:c="4"/>sort(l-&gt;next, n);</text:span></text:p>
      <text:p text:style-name="P45"><text:span text:style-name="T16"><text:s text:c="4"/>return l;</text:span></text:p>
      <text:p text:style-name="P45"><text:span text:style-name="T16">}</text:span></text:p>
      <text:p text:style-name="P45"><text:span text:style-name="T16">masha@Maha:~/26/1$ cat list.h</text:span></text:p>
      <text:p text:style-name="P45"><text:span text:style-name="T16">#ifndef list_h</text:span></text:p>
      <text:p text:style-name="P45"><text:span text:style-name="T16">#define list_h</text:span></text:p>
      <text:p text:style-name="P46"/>
      <text:p text:style-name="P45"><text:span text:style-name="T16">struct list</text:span></text:p>
      <text:p text:style-name="P45"><text:span text:style-name="T16">{</text:span></text:p>
      <text:p text:style-name="P45"><text:span text:style-name="T16"><text:s text:c="4"/>int k;</text:span></text:p>
      <text:p text:style-name="P45"><text:span text:style-name="T16"><text:s text:c="4"/>struct list *next;</text:span></text:p>
      <text:p text:style-name="P45"><text:span text:style-name="T16">};</text:span></text:p>
      <text:p text:style-name="P46"/>
      <text:p text:style-name="P45"><text:span text:style-name="T16">void push(struct list *l, int k);</text:span></text:p>
      <text:p text:style-name="P46"/>
      <text:p text:style-name="P45"><text:span text:style-name="T16">struct list *create(struct list *l, int n);</text:span></text:p>
      <text:p text:style-name="P46"/>
      <text:p text:style-name="P45"><text:span text:style-name="T16">int find(struct list *l, int n, int r);</text:span></text:p>
      <text:p text:style-name="P46"/>
      <text:p text:style-name="P45"><text:span text:style-name="T16">struct list *delete(struct list *l, int n);</text:span></text:p>
      <text:p text:style-name="P46"/>
      <text:p text:style-name="P45"><text:span text:style-name="T16">short int empty(struct list *l);</text:span></text:p>
      <text:p text:style-name="P46"/>
      <text:p text:style-name="P45"><text:span text:style-name="T16">void output(struct list *l);</text:span></text:p>
      <text:p text:style-name="P46"/>
      <text:p text:style-name="P45"><text:span text:style-name="T16">#endif</text:span></text:p>
      <text:p text:style-name="P45"><text:span text:style-name="T16">masha@Maha:~/26/1$ cat sort.h</text:span></text:p>
      <text:p text:style-name="P45"><text:span text:style-name="T16">#ifndef sort_h</text:span></text:p>
      <text:p text:style-name="P45"><text:span text:style-name="T16">#define sort_h</text:span></text:p>
      <text:p text:style-name="P46"/>
      <text:p text:style-name="P45"><text:span text:style-name="T16">int length(struct list *l, int r);</text:span></text:p>
      <text:p text:style-name="P46"/>
      <text:p text:style-name="P45"><text:span text:style-name="T16">int inf(struct list *l, int min);</text:span></text:p>
      <text:p text:style-name="P46"/>
      <text:p text:style-name="P45"><text:span text:style-name="T16">struct list *replace(struct list *l, int min, int d);</text:span></text:p>
      <text:p text:style-name="P46"/>
      <text:p text:style-name="P45"><text:span text:style-name="T16">struct list *sort(struct list *l, int n);</text:span></text:p>
      <text:p text:style-name="P46"/>
      <text:p text:style-name="P45"><text:span text:style-name="T16">#endif</text:span></text:p>
      <text:p text:style-name="P45"><text:span text:style-name="T16"/></text:p>
      <text:p text:style-name="P46">masha@Maha:~/26/1$ cat Makefile </text:p>
      <text:p text:style-name="P46">CC ?= gcc</text:p>
      <text:p text:style-name="P46">CFLAGS ?= -Werror -pedantic</text:p>
      <text:p text:style-name="P46">main: main.o list.o sort.o</text:p>
      <text:p text:style-name="P46"><text:tab/>$(CC) -o main main.o list.o sort.o</text:p>
      <text:p text:style-name="P46"/>
      <text:p text:style-name="P46">main.o: main.c</text:p>
      <text:p text:style-name="P46"><text:tab/>$(CC) $(CFLAGS) -c main.c</text:p>
      <text:p text:style-name="P46"/>
      <text:p text:style-name="P46">list.o: list.c list.h</text:p>
      <text:p text:style-name="P46"><text:tab/>$(CC) $(CFLAGS) -c list.c</text:p>
      <text:p text:style-name="P46"/>
      <text:p text:style-name="P46">sort.o: sort.c sort.h</text:p>
      <text:p text:style-name="P46"><text:tab/>$(CC) $(CFLAGS) -c sort.c</text:p>
      <text:p text:style-name="P46"/>
      <text:p text:style-name="P46"><text:soft-page-break/>clean:</text:p>
      <text:p text:style-name="P46"><text:tab/>rm -rf *.o main</text:p>
      <text:p text:style-name="P46"><text:tab/></text:p>
      <text:p text:style-name="P45"><text:span text:style-name="T16">masha@Maha:~/26/1$ make</text:span></text:p>
      <text:p text:style-name="P45"><text:span text:style-name="T16">cc -Werror -pedantic -c main.c</text:span></text:p>
      <text:p text:style-name="P45"><text:span text:style-name="T16">cc -Werror -pedantic -c list.c</text:span></text:p>
      <text:p text:style-name="P45"><text:span text:style-name="T16">cc -Werror -pedantic -c sort.c</text:span></text:p>
      <text:p text:style-name="P45"><text:span text:style-name="T16">cc -o main main.o list.o sort.o</text:span></text:p>
      <text:p text:style-name="P45"><text:span text:style-name="T16">masha@Maha:~/26/1$ ./main</text:span></text:p>
      <text:p text:style-name="P45"><text:span text:style-name="T16">Operations:</text:span></text:p>
      <text:p text:style-name="P45"><text:span text:style-name="T16">c to create the list</text:span></text:p>
      <text:p text:style-name="P45"><text:span text:style-name="T16">an to add element n to the list</text:span></text:p>
      <text:p text:style-name="P45"><text:span text:style-name="T16">fn to find element n in the list</text:span></text:p>
      <text:p text:style-name="P45"><text:span text:style-name="T16">dn to delete element n from the list</text:span></text:p>
      <text:p text:style-name="P45"><text:span text:style-name="T16">$n to add element n in the right order</text:span></text:p>
      <text:p text:style-name="P45"><text:span text:style-name="T16">e to check the list if it is empty</text:span></text:p>
      <text:p text:style-name="P45"><text:span text:style-name="T16">p to print the list</text:span></text:p>
      <text:p text:style-name="P45"><text:span text:style-name="T16">s to sort the list</text:span></text:p>
      <text:p text:style-name="P45"><text:span text:style-name="T16"># to finish.</text:span></text:p>
      <text:p text:style-name="P45"><text:span text:style-name="T16">c</text:span></text:p>
      <text:p text:style-name="P45"><text:span text:style-name="T16">p</text:span></text:p>
      <text:p text:style-name="P45"><text:span text:style-name="T16">1 </text:span></text:p>
      <text:p text:style-name="P45"><text:span text:style-name="T16">a4a5a8a3a88a20a19a44</text:span></text:p>
      <text:p text:style-name="P45"><text:span text:style-name="T16">p</text:span></text:p>
      <text:p text:style-name="P45"><text:span text:style-name="T16">1 4 5 8 3 88 20 19 44 </text:span></text:p>
      <text:p text:style-name="P45"><text:span text:style-name="T16">s</text:span></text:p>
      <text:p text:style-name="P45"><text:span text:style-name="T16">p</text:span></text:p>
      <text:p text:style-name="P45"><text:span text:style-name="T16">1 3 4 5 8 19 20 44 88 </text:span></text:p>
      <text:p text:style-name="P45"><text:span text:style-name="T16">$2</text:span></text:p>
      <text:p text:style-name="P45"><text:span text:style-name="T16">p</text:span></text:p>
      <text:p text:style-name="P45"><text:span text:style-name="T16">1 2 3 4 5 8 19 20 44 88 </text:span></text:p>
      <text:p text:style-name="P45"><text:span text:style-name="T16">$3$22</text:span></text:p>
      <text:p text:style-name="P45"><text:span text:style-name="T16">p</text:span></text:p>
      <text:p text:style-name="P45"><text:span text:style-name="T16">1 2 3 3 4 5 8 19 20 22 44 88 </text:span></text:p>
      <text:p text:style-name="P45"><text:span text:style-name="T16">f3</text:span></text:p>
      <text:p text:style-name="P45"><text:span text:style-name="T16">Found 2 elements</text:span></text:p>
      <text:p text:style-name="P45"><text:span text:style-name="T16">f1</text:span></text:p>
      <text:p text:style-name="P45"><text:span text:style-name="T16">Found 1 element</text:span></text:p>
      <text:p text:style-name="P45"><text:span text:style-name="T16">f99</text:span></text:p>
      <text:p text:style-name="P45"><text:span text:style-name="T16">Not found</text:span></text:p>
      <text:p text:style-name="P45"><text:span text:style-name="T16">e</text:span></text:p>
      <text:p text:style-name="P45"><text:span text:style-name="T16">List is not empty</text:span></text:p>
      <text:p text:style-name="P45"><text:span text:style-name="T16">d8</text:span></text:p>
      <text:p text:style-name="P45"><text:span text:style-name="T16">p</text:span></text:p>
      <text:p text:style-name="P45"><text:span text:style-name="T16">1 2 3 3 4 5 19 20 22 44 88 </text:span></text:p>
      <text:p text:style-name="P45"><text:span text:style-name="T16">d20</text:span></text:p>
      <text:p text:style-name="P45"><text:span text:style-name="T16">p</text:span></text:p>
      <text:p text:style-name="P45"><text:span text:style-name="T16">1 2 3 3 4 5 19 22 44 88 </text:span></text:p>
      <text:p text:style-name="P45"><text:span text:style-name="T16">#</text:span></text:p>
      <text:p text:style-name="P45"><text:span text:style-name="T16">masha@Maha:~/26/1$ make</text:span></text:p>
      <text:p text:style-name="P45"><text:span text:style-name="T16">cc -Werror -pedantic -c main.c</text:span></text:p>
      <text:p text:style-name="P45"><text:span text:style-name="T16">cc -o main main.o list.o sort.o</text:span></text:p>
      <text:p text:style-name="P45"><text:span text:style-name="T16">masha@Maha:~/26/1$ make</text:span></text:p>
      <text:p text:style-name="P45"><text:span text:style-name="T16">cc -Werror -pedantic -c sort.c</text:span></text:p>
      <text:p text:style-name="P45"><text:span text:style-name="T16">cc -o main main.o list.o sort.o</text:span></text:p>
      <text:p text:style-name="P45"><text:span text:style-name="T16">masha@Maha:~/26/1$ make</text:span></text:p>
      <text:p text:style-name="P45"><text:span text:style-name="T16">cc -Werror -pedantic -c list.c</text:span></text:p>
      <text:p text:style-name="P45"><text:span text:style-name="T16">cc -o main main.o list.o sort.o</text:span></text:p>
      <text:p text:style-name="P45"><text:span text:style-name="T16">masha@Maha:~/26/1$ make</text:span></text:p>
      <text:p text:style-name="P45"><text:span text:style-name="T16">cc -o main main.o list.o sort.o</text:span></text:p>
      <text:p text:style-name="P46"/>
      <text:p text:style-name="P34"/>
      <text:list xml:id="list513635285" text:style-name="WWNum2">
        <text:list-item>
          <text:p text:style-name="P35"><text:span text:style-name="T4">Дневник отладки </text:span>должен содержать дату и время сеансов отладки и основные события<text:span text:style-name="T4"> </text:span>(ошибки в сценарии и программе,<text:span text:style-name="T4"> </text:span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text:span text:style-name="T3"> 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ext:soft-page-break/>
        <table:table-row table:style-name="Таблица1.1">
          <table:table-cell table:style-name="Таблица1.A1" office:value-type="string">
            <text:p text:style-name="P37"><text:span text:style-name="T3">№ </text:span></text:p>
          </table:table-cell>
          <table:table-cell table:style-name="Таблица1.A1" office:value-type="string">
            <text:p text:style-name="P38"><text:span text:style-name="T3">Лаб. или дом. </text:span></text:p>
          </table:table-cell>
          <table:table-cell table:style-name="Таблица1.A1" office:value-type="string">
            <text:p text:style-name="P38"><text:span text:style-name="T3">Дата </text:span></text:p>
          </table:table-cell>
          <table:table-cell table:style-name="Таблица1.A1" office:value-type="string">
            <text:p text:style-name="P39"><text:span text:style-name="T3">Время </text:span></text:p>
          </table:table-cell>
          <table:table-cell table:style-name="Таблица1.A1" office:value-type="string">
            <text:p text:style-name="P38"><text:span text:style-name="T3">Событие </text:span></text:p>
          </table:table-cell>
          <table:table-cell table:style-name="Таблица1.A1" office:value-type="string">
            <text:p text:style-name="P6"><text:span text:style-name="T3">Действия по исправлению </text:span></text:p>
          </table:table-cell>
          <table:table-cell table:style-name="Таблица1.A1" office:value-type="string">
            <text:p text:style-name="P6"><text:span text:style-name="T3">Примечание </text:span></text:p>
          </table:table-cell>
        </table:table-row>
        <table:table-row table:style-name="Таблица1.2">
          <table:table-cell table:style-name="Таблица1.A1" office:value-type="string">
            <text:p text:style-name="P41"><text:span text:style-name="T3">1 </text:span></text:p>
          </table:table-cell>
          <table:table-cell table:style-name="Таблица1.A1" office:value-type="string">
            <text:p text:style-name="P42"><text:span text:style-name="T3">дом </text:span></text:p>
          </table:table-cell>
          <table:table-cell table:style-name="Таблица1.A1" office:value-type="string">
            <text:p text:style-name="P38">20.02</text:p>
          </table:table-cell>
          <table:table-cell table:style-name="Таблица1.A1" office:value-type="string">
            <text:p text:style-name="P40">_</text:p>
          </table:table-cell>
          <table:table-cell table:style-name="Таблица1.A1" office:value-type="string">
            <text:p text:style-name="P24">_</text:p>
          </table:table-cell>
          <table:table-cell table:style-name="Таблица1.A1" office:value-type="string">
            <text:p text:style-name="P43">_</text:p>
          </table:table-cell>
          <table:table-cell table:style-name="Таблица1.A1" office:value-type="string">
            <text:p text:style-name="P7">_</text:p>
          </table:table-cell>
        </table:table-row>
      </table:table>
      <text:p text:style-name="P44"><text:span text:style-name="T3"><text:s text:c="2"/></text:span></text:p>
      <text:list xml:id="list192630340334919" text:continue-numbering="true" text:style-name="WWNum2">
        <text:list-item>
          <text:p text:style-name="P36"><text:span text:style-name="T4">Замечания автора </text:span><text:span text:style-name="T3">по существу работы: Нет. </text:span></text:p>
        </text:list-item>
      </text:list>
      <text:p text:style-name="P16"><text:span text:style-name="T3"><text:s/></text:span></text:p>
      <text:p text:style-name="P13"><draw:frame draw:style-name="fr1" draw:name="Врезка1" text:anchor-type="paragraph" svg:x="0cm" svg:y="0cm" draw:z-index="0"><draw:text-box fo:min-height="0.041cm" fo:min-width="0.041cm"><text:p text:style-name="P10"><text:span text:style-name="T4">Выводы: </text:span><text:span text:style-name="T23">В результате лабораторной работы были выполнены все поставленные цели. Была создана программа, которая производит сортировку линейного списка. Также была произведена сборка программ через утилит </text:span><text:span text:style-name="T24">make.</text:span></text:p><text:p text:style-name="P11"/><text:p text:style-name="P12"/></draw:text-box></draw:frame></text:p>
      <text:p text:style-name="P14"/>
      <text:p text:style-name="P17"><text:span text:style-name="T15"><text:s/></text:span></text:p>
      <text:p text:style-name="P21"><text:span text:style-name="T3">Подпись студента _________________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" svg:font-family="'Lohit Devanagari'"/>
    <style:font-face style:name="Segoe UI Symbol" svg:font-family="'Segoe UI Symbol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1.289cm" fo:margin-top="0cm" fo:margin-bottom="0.007cm" loext:contextual-spacing="false" fo:line-height="103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language-complex="ru" style:country-complex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default-outline-level="" style:class="text">
      <style:paragraph-properties fo:margin-top="0.847cm" fo:margin-bottom="0cm" loext:contextual-spacing="false" fo:line-height="108%" fo:text-align="start" style:justify-single-word="false" fo:keep-together="always" fo:orphans="2" fo:widows="2" fo:keep-with-next="always" style:writing-mode="lr-tb"/>
      <style:text-properties fo:color="#2f539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default-outline-level="" style:class="text">
      <style:paragraph-properties fo:margin-top="0.353cm" fo:margin-bottom="0cm" loext:contextual-spacing="false" fo:line-height="108%" fo:text-align="start" style:justify-single-word="false" fo:keep-together="always" fo:orphans="2" fo:widows="2" fo:keep-with-next="always" style:writing-mode="lr-tb"/>
      <style:text-properties fo:color="#4472c4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default-outline-level="" style:class="text">
      <style:paragraph-properties fo:margin-top="0.353cm" fo:margin-bottom="0cm" loext:contextual-spacing="false" fo:line-height="108%" fo:text-align="start" style:justify-single-word="false" fo:keep-together="always" fo:orphans="2" fo:widows="2" fo:keep-with-next="always" style:writing-mode="lr-tb"/>
      <style:text-properties fo:color="#4472c4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default-outline-level="" style:class="text">
      <style:paragraph-properties fo:margin-top="0.353cm" fo:margin-bottom="0cm" loext:contextual-spacing="false" fo:line-height="108%" fo:text-align="start" style:justify-single-word="false" fo:keep-together="always" fo:orphans="2" fo:widows="2" fo:keep-with-next="always" style:writing-mode="lr-tb"/>
      <style:text-properties fo:color="#4472c4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default-outline-level="" style:class="text">
      <style:paragraph-properties fo:margin-top="0.353cm" fo:margin-bottom="0cm" loext:contextual-spacing="false" fo:line-height="108%" fo:text-align="start" style:justify-single-word="false" fo:keep-together="always" fo:orphans="2" fo:widows="2" fo:keep-with-next="always" style:writing-mode="lr-tb"/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.353cm" fo:margin-bottom="0cm" loext:contextual-spacing="false" fo:line-height="108%" fo:text-align="start" style:justify-single-word="false" fo:keep-together="always" fo:orphans="2" fo:widows="2" fo:keep-with-next="always" style:writing-mode="lr-tb"/>
      <style:text-properties fo:color="#1f3763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default-outline-level="" style:class="text">
      <style:paragraph-properties fo:margin-top="0.353cm" fo:margin-bottom="0cm" loext:contextual-spacing="false" fo:line-height="108%" fo:text-align="start" style:justify-single-word="false" fo:keep-together="always" fo:orphans="2" fo:widows="2" fo:keep-with-next="always" style:writing-mode="lr-tb"/>
      <style:text-properties fo:color="#404040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default-outline-level="" style:class="text">
      <style:paragraph-properties fo:margin-top="0.353cm" fo:margin-bottom="0cm" loext:contextual-spacing="false" fo:line-height="108%" fo:text-align="start" style:justify-single-word="false" fo:keep-together="always" fo:orphans="2" fo:widows="2" fo:keep-with-next="always" style:writing-mode="lr-tb"/>
      <style:text-properties fo:color="#404040" style:font-name="Calibri Light" fo:font-family="'Calibri Light'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default-outline-level="" style:class="text">
      <style:paragraph-properties fo:margin-top="0.353cm" fo:margin-bottom="0cm" loext:contextual-spacing="false" fo:line-height="108%" fo:text-align="start" style:justify-single-word="false" fo:keep-together="always" fo:orphans="2" fo:widows="2" fo:keep-with-next="always" style:writing-mode="lr-tb"/>
      <style:text-properties fo:color="#404040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default-outline-level="" style:class="chapter">
      <style:paragraph-properties fo:margin-top="0cm" fo:margin-bottom="0.529cm" loext:contextual-spacing="true" fo:line-height="100%" fo:text-align="start" style:justify-single-word="false" fo:orphans="2" fo:widows="2" fo:padding-left="0cm" fo:padding-right="0cm" fo:padding-top="0cm" fo:padding-bottom="0.141cm" fo:border-left="none" fo:border-right="none" fo:border-top="none" fo:border-bottom="0.99pt solid #4472c4" style:writing-mode="lr-tb"/>
      <style:text-properties fo:color="#333f4f" style:font-name="Calibri Light" fo:font-family="'Calibri Light'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default-outline-level="" style:class="chapter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4472c4" style:font-name="Calibri Light" fo:font-family="'Calibri Light'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Quote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fo:font-style="italic" style:font-style-asian="italic" style:font-style-complex="italic"/>
    </style:style>
    <style:style style:name="Intense_20_Quote" style:display-name="Intense Quote" style:family="paragraph" style:default-outline-level="">
      <style:paragraph-properties fo:margin-left="1.651cm" fo:margin-right="1.651cm" fo:margin-top="0.353cm" fo:margin-bottom="0.494cm" loext:contextual-spacing="false" fo:line-height="108%" fo:text-align="start" style:justify-single-word="false" fo:orphans="2" fo:widows="2" fo:text-indent="0cm" style:auto-text-indent="false" fo:padding-left="0cm" fo:padding-right="0cm" fo:padding-top="0cm" fo:padding-bottom="0.141cm" fo:border-left="none" fo:border-right="none" fo:border-top="none" fo:border-bottom="0.51pt solid #4472c4" style:writing-mode="lr-tb"/>
      <style:text-properties fo:color="#4472c4" fo:font-style="italic" fo:font-weight="bold" style:font-style-asian="italic" style:font-weight-asian="bold" style:font-style-complex="italic" style:font-weight-complex="bold"/>
    </style:style>
    <style:style style:name="Footnote_20_text" style:display-name="Footnote tex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0pt" style:font-size-asian="10pt" style:font-size-complex="10pt"/>
    </style:style>
    <style:style style:name="Endnote_20_text" style:display-name="Endnote tex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0pt" style:font-size-asian="10pt" style:font-size-complex="10pt"/>
    </style:style>
    <style:style style:name="Plain_20_Text" style:display-name="Plain Tex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.5pt" style:font-size-asian="10.5pt" style:font-name-complex="Courier New1" style:font-family-complex="'Courier New'" style:font-family-generic-complex="system" style:font-pitch-complex="variable" style:font-size-complex="10.5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ooter" style:family="paragraph" style:default-outline-level="" style:class="extra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1.289cm" fo:margin-top="0cm" fo:margin-bottom="0.007cm" loext:contextual-spacing="true" fo:text-indent="-0.018cm" style:auto-text-indent="false"/>
    </style:style>
    <style:style style:name="Standard_20__28_user_29_" style:display-name="Standard (user)" style:family="paragraph" style:parent-style-name="Paragraph-default-2" style:default-outline-level=""/>
    <style:style style:name="Paragraph-default-2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ru" fo:country="RU" style:font-name-asian="Noto Serif CJK SC" style:font-family-asian="'Noto Serif CJK SC'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>
      <style:text-properties fo:color="#2f539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>
      <style:text-properties fo:color="#4472c4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>
      <style:text-properties fo:color="#4472c4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>
      <style:text-properties fo:color="#4472c4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>
      <style:text-properties fo:color="#1f3763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>
      <style:text-properties fo:color="#404040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>
      <style:text-properties fo:color="#404040" style:font-name="Calibri Light" fo:font-family="'Calibri Light'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>
      <style:text-properties fo:color="#404040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le_20_Char" style:display-name="Title Char" style:family="text">
      <style:text-properties fo:color="#333f4f" style:font-name="Calibri Light" fo:font-family="'Calibri Light'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>
      <style:text-properties fo:color="#4472c4" style:font-name="Calibri Light" fo:font-family="'Calibri Light'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Quote_20_Char" style:display-name="Quote Char" style:family="text">
      <style:text-properties fo:color="#000000" fo:font-style="italic" style:font-style-asian="italic" style:font-style-complex="italic"/>
    </style:style>
    <style:style style:name="Intense_20_Quote_20_Char" style:display-name="Intense Quote Char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Endnote_20_Text_20_Char" style:display-name="Endnote Text Char" style:family="text">
      <style:text-properties fo:font-size="10pt" style:font-size-asian="10pt" style:font-size-complex="10pt"/>
    </style:style>
    <style:style style:name="Plain_20_Text_20_Char" style:display-name="Plain Text Char" style:family="text">
      <style:text-properties style:font-name="Courier New" fo:font-family="'Courier New'" style:font-family-generic="roman" style:font-pitch="variable" fo:font-size="10.5pt" style:font-size-asian="10.5pt" style:font-name-complex="Courier New1" style:font-family-complex="'Courier New'" style:font-family-generic-complex="system" style:font-pitch-complex="variable" style:font-size-complex="10.5pt"/>
    </style:style>
    <style:style style:name="Header_20_Char" style:display-name="Header Char" style:family="text"/>
    <style:style style:name="Footer_20_Char" style:display-name="Footer Char" style:family="text"/>
    <style:style style:name="Заголовок_20_1_20_Знак" style:display-name="Заголовок 1 Знак" style:family="text">
      <style:text-properties fo:color="#2f539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4472c4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>
      <style:text-properties fo:color="#4472c4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Заголовок_20_4_20_Знак" style:display-name="Заголовок 4 Знак" style:family="text">
      <style:text-properties fo:color="#4472c4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6_20_Знак" style:display-name="Заголовок 6 Знак" style:family="text">
      <style:text-properties fo:color="#1f3763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7_20_Знак" style:display-name="Заголовок 7 Знак" style:family="text">
      <style:text-properties fo:color="#404040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8_20_Знак" style:display-name="Заголовок 8 Знак" style:family="text">
      <style:text-properties fo:color="#404040" style:font-name="Calibri Light" fo:font-family="'Calibri Light'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Заголовок_20_9_20_Знак" style:display-name="Заголовок 9 Знак" style:family="text">
      <style:text-properties fo:color="#404040" style:font-name="Calibri Light" fo:font-family="'Calibri Light'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Заголовок_20_Знак" style:display-name="Заголовок Знак" style:family="text">
      <style:text-properties fo:color="#333f4f" style:font-name="Calibri Light" fo:font-family="'Calibri Light'" style:font-family-generic="roman" style:font-pitch="variable" fo:font-size="26pt" fo:letter-spacing="0.009cm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Подзаголовок_20_Знак" style:display-name="Подзаголовок Знак" style:family="text">
      <style:text-properties fo:color="#4472c4" style:font-name="Calibri Light" fo:font-family="'Calibri Light'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trong" style:family="text">
      <style:text-properties fo:font-weight="bold" style:font-weight-asian="bold" style:font-weight-complex="bold"/>
    </style:style>
    <style:style style:name="Цитата_20_2_20_Знак" style:display-name="Цитата 2 Знак" style:family="text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ed7d31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ed7d31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fo:font-size="10.5pt" style:font-size-asian="10.5pt" style:font-name-complex="Courier New1" style:font-family-complex="'Courier New'" style:font-family-generic-complex="system" style:font-pitch-complex="variable" style:font-size-complex="10.5pt"/>
    </style:style>
    <style:style style:name="Верхний_20_колонтитул_20_Знак" style:display-name="Верхний колонтитул Знак" style:family="text"/>
    <style:style style:name="Нижний_20_колонтитул_20_Знак" style:display-name="Нижний колонтитул Знак" style:family="text"/>
    <style:style style:name="ListLabel_20_1" style:display-name="ListLabel 1" style:family="text">
      <style:text-properties fo:color="#000000" style:text-position="0% 100%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cm" loext:border="none"/>
    </style:style>
    <style:style style:name="ListLabel_20_2" style:display-name="ListLabel 2" style:family="text">
      <style:text-properties fo:color="#000000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3" style:display-name="ListLabel 3" style:family="text">
      <style:text-properties fo:color="#000000" style:text-position="0% 100%" fo:font-size="10pt" fo:font-style="normal" style:text-underline-style="none" fo:font-weight="normal" fo:background-color="transparent" style:font-name-asian="Segoe UI Symbol1" style:font-family-asian="'Segoe UI Symbol'" style:font-family-generic-asian="system" style:font-pitch-asian="variable" style:font-size-asian="10pt" style:font-style-asian="normal" style:font-weight-asian="normal" style:font-name-complex="Segoe UI Symbol1" style:font-family-complex="'Segoe UI Symbol'" style:font-family-generic-complex="system" style:font-pitch-complex="variable" style:font-size-complex="10pt" loext:padding="0cm" loext:border="none"/>
    </style:style>
    <style:style style:name="ListLabel_20_4" style:display-name="ListLabel 4" style:family="text">
      <style:text-properties fo:color="#000000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5" style:display-name="ListLabel 5" style:family="text">
      <style:text-properties fo:color="#000000" style:text-position="0% 100%" fo:font-size="10pt" fo:font-style="normal" style:text-underline-style="none" fo:font-weight="normal" fo:background-color="transparent" style:font-name-asian="Segoe UI Symbol1" style:font-family-asian="'Segoe UI Symbol'" style:font-family-generic-asian="system" style:font-pitch-asian="variable" style:font-size-asian="10pt" style:font-style-asian="normal" style:font-weight-asian="normal" style:font-name-complex="Segoe UI Symbol1" style:font-family-complex="'Segoe UI Symbol'" style:font-family-generic-complex="system" style:font-pitch-complex="variable" style:font-size-complex="10pt" loext:padding="0cm" loext:border="none"/>
    </style:style>
    <style:style style:name="ListLabel_20_6" style:display-name="ListLabel 6" style:family="text">
      <style:text-properties fo:color="#000000" style:text-position="0% 100%" fo:font-size="10pt" fo:font-style="normal" style:text-underline-style="none" fo:font-weight="normal" fo:background-color="transparent" style:font-name-asian="Segoe UI Symbol1" style:font-family-asian="'Segoe UI Symbol'" style:font-family-generic-asian="system" style:font-pitch-asian="variable" style:font-size-asian="10pt" style:font-style-asian="normal" style:font-weight-asian="normal" style:font-name-complex="Segoe UI Symbol1" style:font-family-complex="'Segoe UI Symbol'" style:font-family-generic-complex="system" style:font-pitch-complex="variable" style:font-size-complex="10pt" loext:padding="0cm" loext:border="none"/>
    </style:style>
    <style:style style:name="ListLabel_20_7" style:display-name="ListLabel 7" style:family="text">
      <style:text-properties fo:color="#000000" style:text-position="0% 100%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/>
    </style:style>
    <style:style style:name="ListLabel_20_8" style:display-name="ListLabel 8" style:family="text">
      <style:text-properties fo:color="#000000" style:text-position="0% 100%" fo:font-size="10pt" fo:font-style="normal" style:text-underline-style="none" fo:font-weight="normal" fo:background-color="transparent" style:font-name-asian="Segoe UI Symbol1" style:font-family-asian="'Segoe UI Symbol'" style:font-family-generic-asian="system" style:font-pitch-asian="variable" style:font-size-asian="10pt" style:font-style-asian="normal" style:font-weight-asian="normal" style:font-name-complex="Segoe UI Symbol1" style:font-family-complex="'Segoe UI Symbol'" style:font-family-generic-complex="system" style:font-pitch-complex="variable" style:font-size-complex="10pt" loext:padding="0cm" loext:border="none"/>
    </style:style>
    <style:style style:name="ListLabel_20_9" style:display-name="ListLabel 9" style:family="text">
      <style:text-properties fo:color="#000000" style:text-position="0% 100%" fo:font-size="10pt" fo:font-style="normal" style:text-underline-style="none" fo:font-weight="normal" fo:background-color="transparent" style:font-name-asian="Segoe UI Symbol1" style:font-family-asian="'Segoe UI Symbol'" style:font-family-generic-asian="system" style:font-pitch-asian="variable" style:font-size-asian="10pt" style:font-style-asian="normal" style:font-weight-asian="normal" style:font-name-complex="Segoe UI Symbol1" style:font-family-complex="'Segoe UI Symbol'" style:font-family-generic-complex="system" style:font-pitch-complex="variable" style:font-size-complex="10pt" loext:padding="0cm" loext:border="none"/>
    </style:style>
    <style:style style:name="ListLabel_20_10" style:display-name="ListLabel 10" style:family="text">
      <style:text-properties fo:color="#000000" style:text-position="0% 100%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cm" loext:border="none"/>
    </style:style>
    <style:style style:name="ListLabel_20_11" style:display-name="ListLabel 11" style:family="text">
      <style:text-properties fo:color="#000000" style:text-position="0% 100%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cm" loext:border="none"/>
    </style:style>
    <style:style style:name="ListLabel_20_12" style:display-name="ListLabel 12" style:family="text">
      <style:text-properties fo:color="#000000" style:text-position="0% 100%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cm" loext:border="none"/>
    </style:style>
    <style:style style:name="ListLabel_20_13" style:display-name="ListLabel 13" style:family="text">
      <style:text-properties fo:color="#000000" style:text-position="0% 100%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cm" loext:border="none"/>
    </style:style>
    <style:style style:name="ListLabel_20_14" style:display-name="ListLabel 14" style:family="text">
      <style:text-properties fo:color="#000000" style:text-position="0% 100%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cm" loext:border="none"/>
    </style:style>
    <style:style style:name="ListLabel_20_15" style:display-name="ListLabel 15" style:family="text">
      <style:text-properties fo:color="#000000" style:text-position="0% 100%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cm" loext:border="none"/>
    </style:style>
    <style:style style:name="ListLabel_20_16" style:display-name="ListLabel 16" style:family="text">
      <style:text-properties fo:color="#000000" style:text-position="0% 100%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cm" loext:border="none"/>
    </style:style>
    <style:style style:name="ListLabel_20_17" style:display-name="ListLabel 17" style:family="text">
      <style:text-properties fo:color="#000000" style:text-position="0% 100%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cm" loext:border="none"/>
    </style:style>
    <style:style style:name="ListLabel_20_18" style:display-name="ListLabel 18" style:family="text">
      <style:text-properties fo:color="#000000" style:text-position="0% 100%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cm" loext:border="non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color="#000000" fo:font-size="10pt" fo:font-weight="bold" fo:background-color="transparent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cm" loext:border="non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margin-left="0.697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Aria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Aria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Segoe UI 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Aria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Segoe UI 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 text:start-value="9">
        <style:list-level-properties text:list-level-position-and-space-mode="label-alignment">
          <style:list-level-label-alignment text:label-followed-by="listtab" fo:margin-left="0.908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margin-left="2.267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>
          <style:list-level-label-alignment text:label-followed-by="listtab" fo:margin-left="3.537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margin-left="4.807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margin-left="6.077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>
          <style:list-level-label-alignment text:label-followed-by="listtab" fo:margin-left="7.347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margin-left="8.617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margin-left="9.887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>
          <style:list-level-label-alignment text:label-followed-by="listtab" fo:margin-left="11.1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201000000A600000053EF4C3B9CB5D6CEF6.png" xlink:type="simple" xlink:show="embed" xlink:actuate="onLoad">
        <style:list-level-properties text:list-level-position-and-space-mode="label-alignment" style:vertical-pos="middle" style:vertical-rel="line" fo:width="0.556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image text:level="1" xlink:href="Pictures/10000201000000A600000053EF4C3B9CB5D6CEF6.png" xlink:type="simple" xlink:show="embed" xlink:actuate="onLoad">
        <style:list-level-properties text:list-level-position-and-space-mode="label-alignment" style:vertical-pos="middle" style:vertical-rel="line" fo:width="0.556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33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14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33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14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41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2.144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41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19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6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73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0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7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54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1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8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3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93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20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47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74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01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9.28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55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8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3.0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93cm" fo:margin-bottom="0.566cm" fo:margin-left="1.025cm" fo:margin-right="1.388cm" style:writing-mode="lr-tb" style:layout-grid-color="#c0c0c0" style:layout-grid-lines="27741" style:layout-grid-base-height="0.176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j</meta:initial-creator>
    <meta:editing-duration>PT4M</meta:editing-duration>
    <meta:generator>LibreOffice/6.4.7.2$Linux_X86_64 LibreOffice_project/40$Build-2</meta:generator>
    <dc:date>2022-05-06T19:26:28.149781654</dc:date>
    <meta:editing-cycles>1</meta:editing-cycles>
    <meta:document-statistic meta:table-count="1" meta:image-count="0" meta:object-count="0" meta:page-count="7" meta:paragraph-count="360" meta:word-count="1398" meta:character-count="9141" meta:non-whitespace-character-count="69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